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25-10-23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29944" calcext:value-type="float">
            <text:p>128.3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25-07-31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688" calcext:value-type="float">
            <text:p>127.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25-05-29 2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11128" calcext:value-type="float">
            <text:p>125.6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25-02-0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3772" calcext:value-type="float">
            <text:p>126.5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24-11-1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37336" calcext:value-type="float">
            <text:p>128.0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24-07-1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016" calcext:value-type="float">
            <text:p>127.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24-04-1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0432" calcext:value-type="float">
            <text:p>126.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24-02-07 0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13336" calcext:value-type="float">
            <text:p>126.5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23-11-16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27024" calcext:value-type="float">
            <text:p>127.8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23-07-1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65024" calcext:value-type="float">
            <text:p>127.0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23-04-26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22024" calcext:value-type="float">
            <text:p>125.9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22-07-1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60096" calcext:value-type="float">
            <text:p>127.2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22-04-2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3624" calcext:value-type="float">
            <text:p>127.2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22-02-10 0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01928" calcext:value-type="float">
            <text:p>128.2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21-10-19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00248" calcext:value-type="float">
            <text:p>130.0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21-07-2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55952" calcext:value-type="float">
            <text:p>129.1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21-04-29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53672" calcext:value-type="float">
            <text:p>126.1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21-02-11 0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3104" calcext:value-type="float">
            <text:p>126.9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20-10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066" calcext:value-type="float">
            <text:p>129.0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20-02-05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5296" calcext:value-type="float">
            <text:p>126.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9-10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37336" calcext:value-type="float">
            <text:p>128.0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9-07-10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7624" calcext:value-type="float">
            <text:p>125.0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9-04-30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11512" calcext:value-type="float">
            <text:p>124.1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9-02-07 0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78184" calcext:value-type="float">
            <text:p>125.6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8-10-16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3312" calcext:value-type="float">
            <text:p>127.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8-07-10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756" calcext:value-type="float">
            <text:p>125.2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8-04-24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01912" calcext:value-type="float">
            <text:p>123.5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8-02-08 0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6496" calcext:value-type="float">
            <text:p>125.1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8-02-08 0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564" calcext:value-type="float">
            <text:p>125.1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7-10-10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1392" calcext:value-type="float">
            <text:p>126.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7-06-2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19616" calcext:value-type="float">
            <text:p>123.4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7-04-19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2584" calcext:value-type="float">
            <text:p>122.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6-10-26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9012" calcext:value-type="float">
            <text:p>126.6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6-04-1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04504" calcext:value-type="float">
            <text:p>122.9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6-02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88296" calcext:value-type="float">
            <text:p>124.2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5-10-22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348" calcext:value-type="float">
            <text:p>126.9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5-07-0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90176" calcext:value-type="float">
            <text:p>124.0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5-04-20 2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72072" calcext:value-type="float">
            <text:p>120.9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5-02-12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77784" calcext:value-type="float">
            <text:p>122.4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5-02-0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02752" calcext:value-type="float">
            <text:p>122.6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4-10-22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2592" calcext:value-type="float">
            <text:p>125.1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4-07-1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32192" calcext:value-type="float">
            <text:p>121.9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4-04-1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9456" calcext:value-type="float">
            <text:p>114.5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4-02-18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8744" calcext:value-type="float">
            <text:p>120.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3-1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55736" calcext:value-type="float">
            <text:p>122.8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3-10-07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93352" calcext:value-type="float">
            <text:p>123.5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3-02-2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6636" calcext:value-type="float">
            <text:p>119.4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2-11-2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68896" calcext:value-type="float">
            <text:p>121.4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2-08-22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17336" calcext:value-type="float">
            <text:p>120.4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2-07-2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82184" calcext:value-type="float">
            <text:p>119.5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2-02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1772" calcext:value-type="float">
            <text:p>118.9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1-12-05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6624" calcext:value-type="float">
            <text:p>120.8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1-09-2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4588" calcext:value-type="float">
            <text:p>123.2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1-05-19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48456" calcext:value-type="float">
            <text:p>117.9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1-02-1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3" calcext:value-type="float">
            <text:p>119.2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0-11-16 2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05344" calcext:value-type="float">
            <text:p>122.0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0-08-24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78624" calcext:value-type="float">
            <text:p>121.5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0-05-10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43984" calcext:value-type="float">
            <text:p>118.7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10-02-25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53912" calcext:value-type="float">
            <text:p>120.4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9-09-30 0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30384" calcext:value-type="float">
            <text:p>124.2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9-06-10 0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9976" calcext:value-type="float">
            <text:p>119.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9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3472" calcext:value-type="float">
            <text:p>120.7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8-12-09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63712" calcext:value-type="float">
            <text:p>122.6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8-10-07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28632" calcext:value-type="float">
            <text:p>123.9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8-05-06 0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38344" calcext:value-type="float">
            <text:p>119.3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8-02-2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96584" calcext:value-type="float">
            <text:p>120.4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7-12-04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39328" calcext:value-type="float">
            <text:p>122.6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7-10-0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53728" calcext:value-type="float">
            <text:p>123.5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7-07-3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7-06-22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5384" calcext:value-type="float">
            <text:p>118.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7-02-2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85744" calcext:value-type="float">
            <text:p>117.5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6-12-19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9448" calcext:value-type="float">
            <text:p>119.7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6-10-24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53784" calcext:value-type="float">
            <text:p>120.9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6-08-09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07152" calcext:value-type="float">
            <text:p>119.7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6-05-30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3088" calcext:value-type="float">
            <text:p>117.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6-02-26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13048" calcext:value-type="float">
            <text:p>118.1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5-11-10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1332" calcext:value-type="float">
            <text:p>121.8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5-08-3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4568" calcext:value-type="float">
            <text:p>121.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5-07-14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728" calcext:value-type="float">
            <text:p>119.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5-04-25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20824" calcext:value-type="float">
            <text:p>116.3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5-02-26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7452" calcext:value-type="float">
            <text:p>116.1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4-12-13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44568" calcext:value-type="float">
            <text:p>118.8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4-10-12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71032" calcext:value-type="float">
            <text:p>120.2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4-08-12 0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01896" calcext:value-type="float">
            <text:p>118.8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4-06-01 2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8384" calcext:value-type="float">
            <text:p>115.8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4-04-19 2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3752" calcext:value-type="float">
            <text:p>115.3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4-02-23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0552" calcext:value-type="float">
            <text:p>116.4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3-11-18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37632" calcext:value-type="float">
            <text:p>119.7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3-05-14 0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81" calcext:value-type="float">
            <text:p>114.6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3-04-02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004" calcext:value-type="float">
            <text:p>114.6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3-02-24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55776" calcext:value-type="float">
            <text:p>115.5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2-10-23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8696" calcext:value-type="float">
            <text:p>119.8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2-07-1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0124" calcext:value-type="float">
            <text:p>116.6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2-03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19584" calcext:value-type="float">
            <text:p>114.0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2-02-25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9432" calcext:value-type="float">
            <text:p>115.0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2-01-24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77112" calcext:value-type="float">
            <text:p>115.5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1-0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91112" calcext:value-type="float">
            <text:p>113.2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2000-02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1368" calcext:value-type="float">
            <text:p>112.2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99-12-01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2872" calcext:value-type="float">
            <text:p>115.9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99-02-28 0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6976" calcext:value-type="float">
            <text:p>109.9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98-02-2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408" calcext:value-type="float">
            <text:p>108.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97-02-25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0064" calcext:value-type="float">
            <text:p>98.8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96-0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9312" calcext:value-type="float">
            <text:p>110.3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95-02-21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1792" calcext:value-type="float">
            <text:p>111.1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94-06-23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3272" calcext:value-type="float">
            <text:p>111.5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94-02-28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8696" calcext:value-type="float">
            <text:p>108.4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93-02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03032" calcext:value-type="float">
            <text:p>109.6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92-02-22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9872" calcext:value-type="float">
            <text:p>107.1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92-01-07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2096" calcext:value-type="float">
            <text:p>108.9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91-10-17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336" calcext:value-type="float">
            <text:p>114.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91-02-24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71568" calcext:value-type="float">
            <text:p>106.2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90-02-21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6944" calcext:value-type="float">
            <text:p>104.3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89-06-22 0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82536" calcext:value-type="float">
            <text:p>108.6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89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2984" calcext:value-type="float">
            <text:p>103.1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88-02-19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4344" calcext:value-type="float">
            <text:p>102.5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87-07-1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6696" calcext:value-type="float">
            <text:p>111.4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87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6984" calcext:value-type="float">
            <text:p>100.8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87-02-22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272" calcext:value-type="float">
            <text:p>101.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86-06-27 0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86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85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85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85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85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85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85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84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84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84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84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84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84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83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81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80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79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78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73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64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63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63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63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62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62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204</text:p>
          </table:table-cell>
          <table:table-cell office:value-type="string" calcext:value-type="string">
            <text:p>03N/28E-18DBD</text:p>
          </table:table-cell>
          <table:table-cell office:value-type="string" calcext:value-type="string">
            <text:p>1962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12" meta:object-count="0"/>
    <meta:user-defined meta:name="AppVersion">3.0</meta:user-defined>
  </office:meta>
</office:document-meta>
</file>